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C4A4D49B.png" manifest:media-type=""/>
  <manifest:file-entry manifest:full-path="Pictures/10000200000000AB000000ABC5376AFB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a2c86"/>
    </style:style>
    <style:style style:name="P3" style:family="paragraph" style:parent-style-name="Standard">
      <style:paragraph-properties fo:text-align="start" style:justify-single-word="false"/>
      <style:text-properties officeooo:paragraph-rsid="001a2c86"/>
    </style:style>
    <style:style style:name="P4" style:family="paragraph" style:parent-style-name="Standard">
      <style:paragraph-properties fo:text-align="center" style:justify-single-word="false"/>
      <style:text-properties officeooo:paragraph-rsid="001a2c86"/>
    </style:style>
    <style:style style:name="T1" style:family="text">
      <style:text-properties style:text-position="super 58%"/>
    </style:style>
    <style:style style:name="T2" style:family="text">
      <style:text-properties officeooo:rsid="001af044"/>
    </style:style>
    <style:style style:name="T3" style:family="text">
      <style:text-properties officeooo:rsid="000bc1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#<text:variable-set text:name="Assignment" office:value-type="float" office:value="1.01" style:data-style-name="N0">1.01</text:variable-set>: Distance, Velocity, and Time</text:p>
      <text:p text:style-name="P4"/>
      <text:list xml:id="list7252974279243028645" text:style-name="L1">
        <text:list-item>
          <text:p text:style-name="P2">You are being chased by velociraptors. <text:s/>If you know that it takes a velociraptor <text:span text:style-name="T2">5</text:span> seconds to run 1<text:span text:style-name="T2">2</text:span>0 meters, what is the minimum speed you need to drive (in meters per second) in order to <text:span text:style-name="T3">not be eaten?</text:span></text:p>
        </text:list-item>
      </text:list>
      <text:p text:style-name="P3"/>
      <text:p text:style-name="P3"/>
      <text:p text:style-name="P3"/>
      <text:p text:style-name="P3"/>
      <text:p text:style-name="P3"/>
      <text:list xml:id="list123411281775735" text:continue-numbering="true" text:style-name="L1">
        <text:list-item>
          <text:p text:style-name="P2">A bowling alley is 19.16 meters long. <text:s/>If it takes <text:span text:style-name="T2">5</text:span>.5 seconds from the time you throw it for the ball to strike the pins, what is the speed at which you threw the bowling ball?</text:p>
        </text:list-item>
      </text:list>
      <text:p text:style-name="P3"/>
      <text:p text:style-name="P3"/>
      <text:p text:style-name="P3"/>
      <text:p text:style-name="P3"/>
      <text:list xml:id="list123409676402524" text:continue-numbering="true" text:style-name="L1">
        <text:list-item>
          <text:p text:style-name="P2">How far does a baseball travel if it is airborne for 10 seconds, traveling at a speed of <text:span text:style-name="T2">5</text:span>0 m/s?</text:p>
        </text:list-item>
      </text:list>
      <text:p text:style-name="P3"/>
      <text:p text:style-name="P3"/>
      <text:p text:style-name="P3"/>
      <text:p text:style-name="P3"/>
      <text:list xml:id="list123409741404208" text:continue-numbering="true" text:style-name="L1">
        <text:list-item>
          <text:p text:style-name="P2">Thunderstorm is moving in from the north. <text:s/>It is traveling at a speed of 4 m/s toward the south. <text:s/>If it will take the storm <text:span text:style-name="T2">6</text:span>.5 minutes to arrive at J. M. Hanks High School, how far away is it now?</text:p>
        </text:list-item>
      </text:list>
      <text:p text:style-name="P3"/>
      <text:p text:style-name="P3"/>
      <text:p text:style-name="P3"/>
      <text:p text:style-name="P3"/>
      <text:list xml:id="list123411218966128" text:continue-numbering="true" text:style-name="L1">
        <text:list-item>
          <text:p text:style-name="P2">Sound travels through the air at an average speed of 343 m/s. If a lightning bolt is seen 1<text:span text:style-name="T2">6</text:span>00 meters away, how long will it take before we hear the thunder?</text:p>
        </text:list-item>
      </text:list>
      <text:p text:style-name="P3"/>
      <text:p text:style-name="P3"/>
      <text:p text:style-name="P3"/>
      <text:p text:style-name="P3"/>
      <text:list xml:id="list123411340617331" text:continue-numbering="true" text:style-name="L1">
        <text:list-item>
          <text:p text:style-name="P2">The average distance from the earth to the moon is 3.84 x 10<text:span text:style-name="T1">8</text:span> meters. <text:s/>Light travels through empty space at an approximate speed of 3x10<text:span text:style-name="T1">8</text:span> meters per second. <text:s/>How long would it take a laser-beam fired from the earth's surface to reach the mo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list xml:id="list123410289372904" text:continue-numbering="true" text:style-name="L1">
        <text:list-item>
          <text:p text:style-name="P2">You are following the road to town in order to meet with the ruler who has a strange affection for the color green. <text:s/>However, you think that you might never make it to your destination, because it is a hefty 1<text:span text:style-name="T2">4</text:span>,000 meters away. <text:s/>For the first 3,<text:span text:style-name="T2">5</text:span>00 meters you travel at an average rate of 1 meter per second. <text:s/>You then meet a brainless companion who likes to dance and sing, which only <text:s/>slows you down to a speed of 0.5 meters per second for the next 3,<text:span text:style-name="T2">5</text:span>00 meters. <text:s/>Then you meet a heartless man as well as a fearful king, which causes your speed to drop to 0.25 m/s for the remaining portion of the trip. <text:s/></text:p>
          <text:list>
            <text:list-item>
              <text:p text:style-name="P2">Draw a diagram of the situation.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23411331226581" text:continue-numbering="true" text:style-name="L1">
        <text:list-item>
          <text:list>
            <text:list-item>
              <text:p text:style-name="P2">How long does the first part of the trip take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23411404718618" text:continue-numbering="true" text:style-name="L1">
        <text:list-item>
          <text:list>
            <text:list-item>
              <text:p text:style-name="P2">How long does it take to sing and dance your way through the second 3000 meters? 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23411080075243" text:continue-numbering="true" text:style-name="L1">
        <text:list-item>
          <text:list>
            <text:list-item>
              <text:p text:style-name="P2">How long does the final part of the trip take?</text:p>
            </text:list-item>
          </text:list>
        </text:list-item>
      </text:list>
      <text:p text:style-name="P3"/>
      <text:p text:style-name="P3"/>
      <text:p text:style-name="P3"/>
      <text:list xml:id="list123409814475160" text:continue-numbering="true" text:style-name="L1">
        <text:list-item>
          <text:list>
            <text:list-item>
              <text:p text:style-name="P2">What is the total time that the trip to see the ruler take?</text:p>
            </text:list-item>
          </text:list>
        </text:list-item>
      </text:list>
      <text:p text:style-name="P3"/>
      <text:p text:style-name="P3"/>
      <text:list xml:id="list123409411453233" text:continue-numbering="true" text:style-name="L1">
        <text:list-item>
          <text:p text:style-name="P2">Frodo and Sam are <text:span text:style-name="T2">5</text:span>7 meters from a group of Orcs, but are cursed with shorter legs. They are running away from the Orcs at 3 m/s, but the Orcs are overtaking them by running at 7 m/s. <text:s/></text:p>
          <text:list>
            <text:list-item>
              <text:p text:style-name="P2">How long do Frodo and Sam have to talk about the shire before they are caught again by the Orcs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23409871533455" text:continue-numbering="true" text:style-name="L1">
        <text:list-item>
          <text:list>
            <text:list-item>
              <text:p text:style-name="P2">How far do the Orcs have to run to catch Frodo and Sam?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3-11-03T12:34:09.235727777" text:date-adjust="PT24H00M00S">11/04/13</text:date> <text:s text:c="11"/></text:p>
      </style:header>
      <style:footer>
        <text:p text:style-name="Footer">1<text:span text:style-name="MT1">st</text:span> Nine Weeks<text:tab/><text:page-number text:select-page="current">1</text:page-number>/<text:page-count>2</text:page-count><text:tab/>Assignment <text:variable-get text:name="Assignment" style:data-style-name="N0">1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32:10.912540296</meta:creation-date>
    <meta:editing-duration>P0D</meta:editing-duration>
    <meta:editing-cycles>2</meta:editing-cycles>
    <meta:generator>LibreOffice/4.1.2.3$Linux_X86_64 LibreOffice_project/410$Build-3</meta:generator>
    <meta:initial-creator>Jonas Williamson</meta:initial-creator>
    <dc:date>2013-11-03T12:34:09.186473764</dc:date>
    <dc:creator>Jonas Williamson</dc:creator>
    <meta:document-statistic meta:table-count="0" meta:image-count="2" meta:object-count="0" meta:page-count="2" meta:paragraph-count="18" meta:word-count="483" meta:character-count="2434" meta:non-whitespace-character-count="1934"/>
  </office:meta>
</office:document-meta>
</file>